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gr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3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4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6" style:family="graphic" style:parent-style-name="standard">
      <style:graphic-properties svg:stroke-width="0.7cm" svg:stroke-color="#ffffff" draw:marker-start-width="0cm" draw:marker-end-width="0cm" draw:fill="none" draw:textarea-vertical-align="middle" fo:padding-top="0.475cm" fo:padding-bottom="0.475cm" fo:padding-left="0.6cm" fo:padding-right="0.6cm"/>
    </style:style>
    <style:style style:name="gr7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2.425cm" fo:min-width="2.176cm" fo:padding-top="0.475cm" fo:padding-bottom="0.475cm" fo:padding-left="0.6cm" fo:padding-right="0.6cm"/>
    </style:style>
    <style:style style:name="gr8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1.8cm" fo:min-width="1.55cm" fo:padding-top="0.475cm" fo:padding-bottom="0.475cm" fo:padding-left="0.6cm" fo:padding-right="0.6cm"/>
    </style:style>
    <style:style style:name="gr9" style:family="graphic" style:parent-style-name="standard">
      <style:graphic-properties svg:stroke-width="0.7cm" svg:stroke-color="#ffffff" draw:marker-start-width="0cm" draw:marker-end-width="0cm" draw:fill="none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0" style:family="graphic" style:parent-style-name="standard">
      <style:graphic-properties svg:stroke-width="0.5cm" svg:stroke-color="#4d4d4d" draw:marker-start-width="0.9cm" draw:marker-end-width="0.9cm" draw:fill="none" draw:textarea-vertical-align="middle" fo:padding-top="0.375cm" fo:padding-bottom="0.375cm" fo:padding-left="0.5cm" fo:padding-right="0.5cm"/>
    </style:style>
    <style:style style:name="gr11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.625cm" fo:min-width="2.376cm" fo:padding-top="0.375cm" fo:padding-bottom="0.375cm" fo:padding-left="0.5cm" fo:padding-right="0.5cm"/>
    </style:style>
    <style:style style:name="gr12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cm" fo:min-width="1.75cm" fo:padding-top="0.375cm" fo:padding-bottom="0.375cm" fo:padding-left="0.5cm" fo:padding-right="0.5cm"/>
    </style:style>
    <style:style style:name="gr1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14" style:family="graphic" style:parent-style-name="standard">
      <style:graphic-properties svg:stroke-width="0.9cm" svg:stroke-color="#f23a14" draw:marker-start-width="2.9cm" draw:marker-end-width="2.9cm" draw:fill="none" draw:fill-image-width="0cm" draw:fill-image-height="0cm" draw:textarea-vertical-align="middle" fo:padding-top="0.575cm" fo:padding-bottom="0.575cm" fo:padding-left="0.7cm" fo:padding-right="0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6f9c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image-width="0cm" draw:fill-image-height="0cm"/>
      <style:paragraph-properties fo:text-align="center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2.4cm" svg:height="4.65cm" svg:x="4.204cm" svg:y="14.949cm">
          <draw:text-box>
            <text:p text:style-name="P1"><text:span text:style-name="T1">BATTLEMESH v10</text:span><text:span text:style-name="T2"><text:line-break/></text:span><text:span text:style-name="T2">JUNE 05-11, 2017 <text:s/>VIENNA, AUSTRIA</text:span></text:p>
          </draw:text-box>
        </draw:frame>
        <draw:g>
          <draw:path draw:style-name="gr2" draw:text-style-name="P3" draw:layer="layout" svg:width="1.665cm" svg:height="2.198cm" svg:x="23.385cm" svg:y="9.166cm" svg:viewBox="0 0 1666 2199" svg:d="M1646 1256c-9-69-216-647-229-673-50-86-94-175-146-260-66-111-162-201-272-263-162-89-320-76-476 21-133 83-236 200-315 335-121 196-187 409-203 637-19 213 16 420 127 606 86 144 199 262 340 356 162 105 338 164 527 181 117 10 235-4 345-45 130-48 216-149 265-276 72-212 65-415 37-619z">
            <text:p/>
          </draw:path>
          <draw:path draw:style-name="gr2" draw:text-style-name="P3" draw:layer="layout" svg:width="2.223cm" svg:height="2.465cm" svg:x="17.906cm" svg:y="8.511cm" svg:viewBox="0 0 2224 2466" svg:d="M1994 1081c0-119-8-239-50-350-118-325-43-180-252-423-262-275-580-364-938-275-515 127-817 599-743 1136 66 475 505 839 1012 832 143-3 283-11 424 33 349 111 519 223 613 432 33-159 102-308 164-461-301-261-230-433-230-924z">
            <text:p/>
          </draw:path>
          <draw:path draw:style-name="gr3" draw:text-style-name="P4" draw:layer="layout" svg:width="0.953cm" svg:height="1.345cm" svg:x="20.406cm" svg:y="2.573cm" svg:viewBox="0 0 954 1346" svg:d="M316 523c-167 6-273-62-307-194-32-117 23-244 133-299 111-59 245-28 324 69 88 106 76 233-33 366 30 41 64 82 96 123 131 166 266 331 397 496 34 45 37 73 6 121-64 97-159 145-272 141-55 0-77-21-93-71-79-239-162-480-241-718 0-6-7-21-10-34z">
            <text:p/>
          </draw:path>
          <draw:path draw:style-name="gr3" draw:text-style-name="P4" draw:layer="layout" svg:width="4.417cm" svg:height="7.212cm" svg:x="19.377cm" svg:y="6.545cm" svg:viewBox="0 0 4418 7213" svg:d="M206 7213c-113 0-203-89-206-204-3-112 89-209 203-209l347-7c-9-19-16-44-19-69-13-96 44-189 133-223l2512-885-2335-560c-97-26-165-115-159-214 7-101 83-184 182-193l2172-257-1979-1242c-72-44-110-130-92-213 17-82 82-148 165-165l1287-226-1019-304c-80-23-138-92-148-175-11-83 31-162 103-203l1315-758-960-737c-89-68-107-198-37-289 69-89 199-106 289-39l1204 924c56 42 88 110 80 178-4 70-46 133-104 166l-1167 672 1397 413c95 27 153 114 148 210-6 96-75 174-171 193l-1623 286 2023 1262c76 47 109 136 93 222-22 85-90 146-176 158l-1609 188 1892 455c89 21 154 100 157 190 5 92-52 175-138 206l-2213 792 2471 158c111 6 197 100 194 210-4 111-93 200-203 203l-4005 86z">
            <text:p/>
          </draw:path>
          <draw:path draw:style-name="gr4" draw:text-style-name="P5" draw:layer="layout" svg:width="3.257cm" svg:height="9.136cm" svg:x="18.973cm" svg:y="5.22cm" svg:viewBox="0 0 3258 9137" svg:d="M3258 0h-876l-2369 8445c0 0-3 10-3 23-7 18-10 35-10 54 0 339 1219 615 2719 615">
            <text:p/>
          </draw:path>
          <draw:path draw:style-name="gr5" draw:text-style-name="P4" draw:layer="layout" svg:width="0.967cm" svg:height="0.559cm" svg:x="24.391cm" svg:y="9.799cm" svg:viewBox="0 0 968 560" svg:d="M638 286c80 80 166 96 245 49 73-46 104-136 73-216-29-79-112-130-198-117-94 15-148 83-154 201-35 7-73 10-107 17-145 22-289 42-435 66-38 7-55 17-58 55-15 79 10 145 68 200 27 24 50 24 79 6 152-82 304-165 459-248 10-6 22-10 28-13z">
            <text:p/>
          </draw:path>
          <draw:path draw:style-name="gr3" draw:text-style-name="P4" draw:layer="layout" svg:width="5.443cm" svg:height="9.136cm" svg:x="18.973cm" svg:y="5.22cm" svg:viewBox="0 0 5444 9137" svg:d="M5427 8585c10-19 17-44 17-63 0-9 0-16 0-19 3-85-28-168-28-168-258-950-1529-5612-1536-5606 4 12-622-2729-622-2729h-876l-2369 8445c0 0-3 10-3 23-7 18-10 35-10 54 0 339 1219 615 2719 615 1229 0 2267-187 2604-437 54-29 86-70 104-115zM2557 896l321 44 1377 6854c-276 54-641 96-1044 117-157-6-321-11-492-11-181 0-360 5-537 15-315-18-625-48-911-101z">
            <text:p/>
          </draw:path>
          <draw:path draw:style-name="gr3" draw:text-style-name="P4" draw:layer="layout" svg:width="3.026cm" svg:height="2.661cm" svg:x="19.874cm" svg:y="2.682cm" svg:viewBox="0 0 3027 2662" svg:d="M614 669c80-61 301 193 241 253-99 99-195 191-286 292-83 96-143 210-169 337-34 181 49 276 222 307 140 27 283 10 420-21 517-115 956-362 1301-768 80-92 153-197 200-310 17-44 32-90 39-138 19-124-39-206-166-217-89-10-180-10-266-3-193 17-378 76-558 141-30 11-48 11-71-17-108-86-131-220-101-258-7-50 66-79 110-94 138-44 276-96 417-133 184-52 369-52 552-7 260 64 416 234 486 492 57 223 54 448 6 671-69 328-206 622-412 882-198 245-435 431-737 521-235 73-473 79-714 37-276-47-524-154-741-330-133-107-244-235-320-389-92-182-83-372-10-554 109-294 324-508 557-694z">
            <text:p/>
          </draw:path>
          <draw:path draw:style-name="gr3" draw:text-style-name="P4" draw:layer="layout" svg:width="2.223cm" svg:height="2.465cm" svg:x="17.905cm" svg:y="8.51cm" svg:viewBox="0 0 2224 2466" svg:d="M1994 1081c0-119-8-239-50-350-118-325-564-451-836-234-131 104-184 322-121 492 67 175 193 243 437 238 40 0 111-42 116 30 3 54-60 109-107 115-306 35-580-135-635-388-62-286 60-583 354-682 152-51 388-46 540 6-262-275-580-364-938-275-515 127-817 599-743 1136 66 475 505 839 1012 832 143-3 283-11 424 33 349 111 519 223 613 432 33-159 102-308 164-461-301-261-230-433-230-924z">
            <text:p/>
          </draw:path>
          <draw:path draw:style-name="gr3" draw:text-style-name="P4" draw:layer="layout" svg:width="0.967cm" svg:height="0.559cm" svg:x="24.39cm" svg:y="9.799cm" svg:viewBox="0 0 968 560" svg:d="M638 286c80 80 166 96 245 49 73-46 104-136 73-216-29-79-112-130-198-117-94 15-148 83-154 201-35 7-73 10-107 17-145 22-289 42-435 66-38 7-55 17-58 55-15 79 10 145 68 200 27 24 50 24 79 6 152-82 304-165 459-248 10-6 22-10 28-13z">
            <text:p/>
          </draw:path>
          <draw:path draw:style-name="gr3" draw:text-style-name="P4" draw:layer="layout" svg:width="1.665cm" svg:height="2.198cm" svg:x="23.385cm" svg:y="9.166cm" svg:viewBox="0 0 1666 2199" svg:d="M1646 1256c-9-69-240-45-240 14 3 97 11 190 8 282-5 89-26 171-73 251-66 107-152 118-256 53-83-53-147-130-203-208-207-300-312-630-296-995 3-86 13-169 44-251 10-31 29-63 45-86 48-72 117-87 187-35 48 38 96 80 133 124 90 99 156 214 215 334 11 21 21 28 45 25 93 6 169-53 172-83 28-21 3-72-10-98-50-86-94-175-146-260-66-111-162-201-272-263-162-89-320-76-476 21-133 83-236 200-315 335-121 196-187 409-203 637-19 213 16 420 127 606 86 144 199 262 340 356 162 105 338 164 527 181 117 10 235-4 345-45 130-48 216-149 265-276 72-212 65-415 37-619z">
            <text:p/>
          </draw:path>
        </draw:g>
        <draw:g>
          <draw:g>
            <draw:g>
              <draw:polyline draw:style-name="gr6" draw:text-style-name="P6" draw:layer="layout" svg:width="1.934cm" svg:height="3.067cm" svg:x="9.113cm" svg:y="11.33cm" svg:viewBox="0 0 1935 3068" draw:points="1935,3068 834,0 0,3068">
                <text:p/>
              </draw:polyline>
              <draw:line draw:style-name="gr6" draw:text-style-name="P6" draw:layer="layout" svg:x1="10.314cm" svg:y1="12.43cm" svg:x2="9.647cm" svg:y2="12.43cm">
                <text:p/>
              </draw:line>
              <draw:line draw:style-name="gr6" draw:text-style-name="P6" draw:layer="layout" svg:x1="10.58cm" svg:y1="13.064cm" svg:x2="9.446cm" svg:y2="13.064cm">
                <text:p/>
              </draw:line>
            </draw:g>
            <draw:custom-shape draw:style-name="gr7" draw:text-style-name="P6" draw:layer="layout" svg:width="4.772cm" svg:height="4.771cm" svg:x="7.602cm" svg:y="9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88cm" svg:height="3.888cm" svg:x="8.044cm" svg:y="9.4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0.3cm" svg:height="0.2cm" draw:transform="rotate (1.5707963267949) translate (7.437cm 12.4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01cm" svg:height="0.2cm" draw:transform="rotate (1.5707963267949) translate (7.304cm 11.3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01cm" svg:height="0.2cm" draw:transform="rotate (1.5707963267949) translate (7.638cm 10.26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01cm" draw:transform="rotate (1.5707963267949) translate (8.371cm 9.36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01cm" draw:transform="rotate (1.5707963267949) translate (9.405cm 8.99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cm" draw:transform="rotate (1.5707963267949) translate (10.507cm 8.99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cm" draw:transform="rotate (1.5707963267949) translate (11.508cm 9.46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cm" draw:transform="rotate (1.5707963267949) translate (12.275cm 10.39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cm" draw:transform="rotate (1.5707963267949) translate (12.509cm 11.46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cm" draw:transform="rotate (1.5707963267949) translate (12.309cm 12.5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01cm" draw:transform="rotate (1.5707963267949) translate (11.842cm 13.3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6" draw:layer="layout" svg:width="0.3cm" svg:height="0.201cm" draw:transform="rotate (1.5707963267949) translate (7.94cm 13.3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g>
              <draw:polyline draw:style-name="gr10" draw:text-style-name="P6" draw:layer="layout" svg:width="1.934cm" svg:height="3.067cm" svg:x="9.112cm" svg:y="11.28cm" svg:viewBox="0 0 1935 3068" draw:points="1935,3068 834,0 0,3068">
                <text:p/>
              </draw:polyline>
              <draw:line draw:style-name="gr10" draw:text-style-name="P6" draw:layer="layout" svg:x1="10.313cm" svg:y1="12.38cm" svg:x2="9.646cm" svg:y2="12.38cm">
                <text:p/>
              </draw:line>
              <draw:line draw:style-name="gr10" draw:text-style-name="P6" draw:layer="layout" svg:x1="10.579cm" svg:y1="13.014cm" svg:x2="9.445cm" svg:y2="13.014cm">
                <text:p/>
              </draw:line>
            </draw:g>
            <draw:custom-shape draw:style-name="gr11" draw:text-style-name="P6" draw:layer="layout" svg:width="4.772cm" svg:height="4.771cm" svg:x="7.601cm" svg:y="8.9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3.888cm" svg:height="3.888cm" svg:x="8.043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3cm" svg:height="0.2cm" draw:transform="rotate (1.5707963267949) translate (7.436cm 12.3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01cm" svg:height="0.2cm" draw:transform="rotate (1.5707963267949) translate (7.303cm 11.2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01cm" svg:height="0.2cm" draw:transform="rotate (1.5707963267949) translate (7.637cm 10.21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01cm" draw:transform="rotate (1.5707963267949) translate (8.37cm 9.312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01cm" draw:transform="rotate (1.5707963267949) translate (9.404cm 8.94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cm" draw:transform="rotate (1.5707963267949) translate (10.506cm 8.94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cm" draw:transform="rotate (1.5707963267949) translate (11.507cm 9.412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cm" draw:transform="rotate (1.5707963267949) translate (12.274cm 10.34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cm" draw:transform="rotate (1.5707963267949) translate (12.508cm 11.41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cm" draw:transform="rotate (1.5707963267949) translate (12.308cm 12.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01cm" draw:transform="rotate (1.5707963267949) translate (11.841cm 13.3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13" draw:text-style-name="P6" draw:layer="layout" svg:width="0.3cm" svg:height="0.201cm" draw:transform="rotate (1.5707963267949) translate (7.939cm 13.3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circle draw:style-name="gr14" draw:text-style-name="P7" draw:layer="layout" svg:width="15.136cm" svg:height="15.136cm" draw:transform="rotate (0.785398163397448) translate (-0.689cm 10.924cm)" draw:kind="arc" draw:start-angle="0" draw:end-angle="90">
              <text:p/>
            </draw:circle>
            <draw:circle draw:style-name="gr14" draw:text-style-name="P7" draw:layer="layout" svg:width="18.92cm" svg:height="18.919cm" draw:transform="rotate (0.785398163397448) translate (-3.364cm 10.924cm)" draw:kind="arc" draw:start-angle="0" draw:end-angle="90">
              <text:p/>
            </draw:circle>
            <draw:circle draw:style-name="gr14" draw:text-style-name="P7" draw:layer="layout" svg:width="11.352cm" svg:height="11.352cm" draw:transform="rotate (0.785398163397448) translate (1.987cm 10.924cm)" draw:kind="arc" draw:start-angle="0" draw:end-angle="90">
              <text:p/>
            </draw:circle>
            <draw:ellipse draw:style-name="gr14" draw:text-style-name="P7" draw:layer="layout" svg:width="7.567cm" svg:height="7.565cm" draw:transform="skewX (0.000698131700797781) rotate (0.785747229247847) translate (4.665cm 10.924cm)" draw:kind="arc" draw:start-angle="0" draw:end-angle="90">
              <text:p/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1:27:52.376997000</meta:creation-date>
    <dc:date>2017-03-01T11:28:33.329792000</dc:date>
    <meta:editing-duration>PT41S</meta:editing-duration>
    <meta:editing-cycles>1</meta:editing-cycles>
    <meta:document-statistic meta:object-count="56"/>
    <meta:generator>LibreOffice/5.1.6.2$MacOSX_X86_64 LibreOffice_project/07ac168c60a517dba0f0d7bc7540f5afa45f0909</meta:generator>
  </office:meta>
</office:document-meta>
</file>